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9a29d" officeooo:paragraph-rsid="0019a29d"/>
    </style:style>
    <style:style style:name="P2" style:family="paragraph" style:parent-style-name="Standard">
      <style:paragraph-properties fo:text-align="start" style:justify-single-word="false"/>
      <style:text-properties officeooo:rsid="0019a29d" officeooo:paragraph-rsid="0019a29d"/>
    </style:style>
    <style:style style:name="P3" style:family="paragraph" style:parent-style-name="Standard">
      <style:paragraph-properties fo:text-align="start" style:justify-single-word="false"/>
      <style:text-properties officeooo:rsid="0019dcd7" officeooo:paragraph-rsid="0019dcd7"/>
    </style:style>
    <style:style style:name="T1" style:family="text">
      <style:text-properties officeooo:rsid="0019dc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u Projet de Web Sémantique</text:p>
      <text:p text:style-name="P1"/>
      <text:p text:style-name="P1"/>
      <text:p text:style-name="P2">I) Présentation du sujet</text:p>
      <text:p text:style-name="P2"/>
      <text:p text:style-name="P2">Le but du projet est de créer un site qui regroupe le maximum d’information sur les films et les romans Harry Potter. Notamment, nous devons <text:span text:style-name="T1">afficher une présentation de la licence, la liste des personnages, des film et les lieux de tournage.</text:span></text:p>
      <text:p text:style-name="P3">Il a été spécifiquement demandé qu’une barre de recherche soit intégré au site et permette de lancer les requêtes sur dbpedia.fr</text:p>
      <text:p text:style-name="P3"/>
      <text:p text:style-name="P3">II) Notre Implémentation du sujet.</text:p>
      <text:p text:style-name="P3"/>
      <text:p text:style-name="P3">Nous avons voulu donner un aspect « blog » au site, qu’il donne l’impression d’être développé par et pour des fans d’Harry Potter. Nous l’avons donc appeler Harry FanSub. De plus nous avons lui donner une présentation moderne. Pour cela nous avons utilisé un effet parallaxe très utilisé dans le web moderne pour donner un aspect moderne à un site web. <text:s text:c="3"/></text:p>
      <text:p text:style-name="P3"/>
      <text:p text:style-name="P3"/>
      <text:p text:style-name="P3">III) Utilisation du site Web</text:p>
      <text:p text:style-name="P3"/>
      <text:p text:style-name="P3"/>
      <text:p text:style-name="P3">Pour utiliser le site Web et afficher le résultat des requêtes, il suffit de taper sur la barre des recherche le mot «Harry Potter».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9:27:31.519404815</meta:creation-date>
    <dc:date>2018-04-26T20:09:27.448790626</dc:date>
    <meta:editing-duration>PT10M5S</meta:editing-duration>
    <meta:editing-cycles>1</meta:editing-cycles>
    <meta:document-statistic meta:table-count="0" meta:image-count="0" meta:object-count="0" meta:page-count="1" meta:paragraph-count="8" meta:word-count="168" meta:character-count="980" meta:non-whitespace-character-count="815"/>
    <meta:generator>LibreOffice/5.4.6.2$Linux_X86_64 LibreOffice_project/40$Build-2</meta:generator>
  </office:meta>
</office:document-meta>
</file>